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officeooo:paragraph-rsid="0007d61d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*</text:p>
      <text:p text:style-name="P1"><text:s/>* MGP23CS069</text:p>
      <text:p text:style-name="P2">* implement double ended queue using array</text:p>
      <text:p text:style-name="P2">*/</text:p>
      <text:p text:style-name="P1"/>
      <text:p text:style-name="P1">#include&lt;stdio.h&gt;</text:p>
      <text:p text:style-name="P1"/>
      <text:p text:style-name="P1">int size = 10;</text:p>
      <text:p text:style-name="P1">int front = -1, rear = -1;</text:p>
      <text:p text:style-name="P1">int value;</text:p>
      <text:p text:style-name="P1">int deque[10];</text:p>
      <text:p text:style-name="P1"/>
      <text:p text:style-name="P1">void enqueueFront(int value) {</text:p>
      <text:p text:style-name="P1"><text:tab/>if (front == size) {</text:p>
      <text:p text:style-name="P1"><text:tab/><text:tab/>printf("\nQueue Overflow");</text:p>
      <text:p text:style-name="P1"><text:tab/>}</text:p>
      <text:p text:style-name="P1"><text:tab/>else if (front == -1 &amp;&amp; rear == -1) {</text:p>
      <text:p text:style-name="P1"><text:tab/><text:tab/>front = 0;</text:p>
      <text:p text:style-name="P1"><text:tab/><text:tab/>rear = 0;</text:p>
      <text:p text:style-name="P1"><text:tab/><text:tab/>deque[front] = value;</text:p>
      <text:p text:style-name="P1"><text:tab/>}</text:p>
      <text:p text:style-name="P1"><text:tab/>else {</text:p>
      <text:p text:style-name="P1"><text:tab/><text:tab/>front = front - 1;</text:p>
      <text:p text:style-name="P1"><text:tab/><text:tab/>deque[front] = value;</text:p>
      <text:p text:style-name="P1"><text:tab/>}</text:p>
      <text:p text:style-name="P1">}</text:p>
      <text:p text:style-name="P1"/>
      <text:p text:style-name="P1">void enqueueRear(int value) {</text:p>
      <text:p text:style-name="P1"><text:tab/>if (rear == size) {</text:p>
      <text:p text:style-name="P1"><text:tab/><text:tab/>printf("\nQueue Overflow");</text:p>
      <text:p text:style-name="P1"><text:tab/>}</text:p>
      <text:p text:style-name="P1"><text:tab/>else if (rear == -1 &amp;&amp; front == -1) {</text:p>
      <text:p text:style-name="P1"><text:tab/><text:tab/>rear = 0;</text:p>
      <text:p text:style-name="P1"><text:tab/><text:tab/>front = 0;</text:p>
      <text:p text:style-name="P1"><text:tab/><text:tab/>deque[rear] = value;</text:p>
      <text:p text:style-name="P1"><text:tab/>}</text:p>
      <text:p text:style-name="P1"><text:tab/>else {</text:p>
      <text:p text:style-name="P1"><text:tab/><text:tab/>rear = rear + 1;</text:p>
      <text:p text:style-name="P1"><text:tab/><text:tab/>deque[rear] = value;</text:p>
      <text:p text:style-name="P1"><text:tab/>}</text:p>
      <text:p text:style-name="P1">}</text:p>
      <text:p text:style-name="P1"/>
      <text:p text:style-name="P1">void dequeueFront() {</text:p>
      <text:p text:style-name="P1"><text:tab/>if (front == size) {</text:p>
      <text:p text:style-name="P1"><text:tab/><text:tab/>printf("\nDequeue not possible.");</text:p>
      <text:p text:style-name="P1"><text:tab/>}</text:p>
      <text:p text:style-name="P1"><text:tab/>else {</text:p>
      <text:p text:style-name="P1"><text:tab/><text:tab/>front = front + 1;</text:p>
      <text:p text:style-name="P1"><text:tab/>}</text:p>
      <text:p text:style-name="P1">}</text:p>
      <text:p text:style-name="P1"/>
      <text:p text:style-name="P1">void dequeueRear() {</text:p>
      <text:p text:style-name="P1"><text:tab/>if (rear == -1) {</text:p>
      <text:p text:style-name="P1"><text:tab/><text:tab/>printf("\nQueue Underflow");</text:p>
      <text:p text:style-name="P1"><text:tab/>}</text:p>
      <text:p text:style-name="P1"><text:tab/>else {</text:p>
      <text:p text:style-name="P1"><text:tab/><text:tab/>rear = rear - 1;</text:p>
      <text:p text:style-name="P1"><text:tab/>}</text:p>
      <text:p text:style-name="P1">}</text:p>
      <text:p text:style-name="P1"/>
      <text:p text:style-name="P1">void printQueue() {</text:p>
      <text:p text:style-name="P1"><text:tab/>if (front == -1 &amp;&amp; rear == -1)</text:p>
      <text:p text:style-name="P1"><text:tab/><text:tab/>printf("\nQueue Empty\n");</text:p>
      <text:p text:style-name="P1"><text:soft-page-break/><text:tab/>else {</text:p>
      <text:p text:style-name="P1"><text:tab/><text:tab/>printf("\n");</text:p>
      <text:p text:style-name="P1"><text:tab/><text:tab/>for (int i = front; i &lt;= rear; i++)</text:p>
      <text:p text:style-name="P1"><text:tab/><text:tab/><text:tab/>printf("%d", deque[i]);</text:p>
      <text:p text:style-name="P1"><text:tab/><text:tab/>printf("\n");</text:p>
      <text:p text:style-name="P1"><text:tab/>}</text:p>
      <text:p text:style-name="P1">}</text:p>
      <text:p text:style-name="P1"/>
      <text:p text:style-name="P1">int main()</text:p>
      <text:p text:style-name="P1">{</text:p>
      <text:p text:style-name="P1"><text:tab/>int flag = 1;</text:p>
      <text:p text:style-name="P1"><text:tab/>printQueue();</text:p>
      <text:p text:style-name="P1"><text:tab/>while (flag == 1){</text:p>
      <text:p text:style-name="P1"><text:tab/><text:tab/>int choice;</text:p>
      <text:p text:style-name="P1"><text:tab/><text:tab/>printf("Enter your choice: ");</text:p>
      <text:p text:style-name="P1"><text:tab/><text:tab/>printf("\n1.EnqueueRear\t2.EnqueueFront\t3.DequeueRear\t4.DequeueFront");</text:p>
      <text:p text:style-name="P1"><text:tab/><text:tab/>scanf("%d", &amp;choice);</text:p>
      <text:p text:style-name="P1"/>
      <text:p text:style-name="P1"><text:tab/><text:tab/>switch(choice) {</text:p>
      <text:p text:style-name="P1"><text:tab/><text:tab/><text:tab/>case 1:</text:p>
      <text:p text:style-name="P1"><text:tab/><text:tab/><text:tab/><text:tab/>printf("\nEnter the value to enqueue:");</text:p>
      <text:p text:style-name="P1"><text:tab/><text:tab/><text:tab/><text:tab/>scanf("%d", &amp;value);</text:p>
      <text:p text:style-name="P1"><text:tab/><text:tab/><text:tab/><text:tab/>enqueueRear(value);</text:p>
      <text:p text:style-name="P1"><text:tab/><text:tab/><text:tab/><text:tab/>break;</text:p>
      <text:p text:style-name="P1"><text:tab/><text:tab/><text:tab/>case 2:</text:p>
      <text:p text:style-name="P1"><text:tab/><text:tab/><text:tab/><text:tab/>printf("\nEnter the value to enqueue:");</text:p>
      <text:p text:style-name="P1"><text:tab/><text:tab/><text:tab/><text:tab/>scanf("%d", &amp;value);</text:p>
      <text:p text:style-name="P1"><text:tab/><text:tab/><text:tab/><text:tab/>enqueueFront(value);</text:p>
      <text:p text:style-name="P1"><text:tab/><text:tab/><text:tab/><text:tab/>break;</text:p>
      <text:p text:style-name="P1"><text:tab/><text:tab/><text:tab/>case 3:</text:p>
      <text:p text:style-name="P1"><text:tab/><text:tab/><text:tab/><text:tab/>dequeueRear();</text:p>
      <text:p text:style-name="P1"><text:tab/><text:tab/><text:tab/><text:tab/>break;</text:p>
      <text:p text:style-name="P1"><text:tab/><text:tab/><text:tab/>case 4:</text:p>
      <text:p text:style-name="P1"><text:tab/><text:tab/><text:tab/><text:tab/>dequeueFront();</text:p>
      <text:p text:style-name="P1"><text:tab/><text:tab/><text:tab/><text:tab/>break;</text:p>
      <text:p text:style-name="P1"><text:tab/><text:tab/><text:tab/>case 5:</text:p>
      <text:p text:style-name="P1"><text:tab/><text:tab/><text:tab/><text:tab/>flag = 0;</text:p>
      <text:p text:style-name="P1"><text:tab/><text:tab/><text:tab/><text:tab/>break;</text:p>
      <text:p text:style-name="P1"><text:tab/><text:tab/><text:tab/>default:</text:p>
      <text:p text:style-name="P1"><text:tab/><text:tab/><text:tab/><text:tab/>printf("\ninvalid input");</text:p>
      <text:p text:style-name="P1"><text:tab/><text:tab/><text:tab/><text:tab/>break;</text:p>
      <text:p text:style-name="P1"><text:tab/><text:tab/>}</text:p>
      <text:p text:style-name="P1"><text:tab/><text:tab/>printQueue();</text:p>
      <text:p text:style-name="P1"><text:tab/>}</text:p>
      <text:p text:style-name="P1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4T10:14:09.935821803</meta:creation-date>
    <dc:date>2024-09-24T10:17:17.051098725</dc:date>
    <meta:editing-duration>PT40S</meta:editing-duration>
    <meta:editing-cycles>2</meta:editing-cycles>
    <meta:generator>LibreOffice/7.3.2.2$Linux_X86_64 LibreOffice_project/30$Build-2</meta:generator>
    <meta:document-statistic meta:table-count="0" meta:image-count="0" meta:object-count="0" meta:page-count="2" meta:paragraph-count="99" meta:word-count="253" meta:character-count="1589" meta:non-whitespace-character-count="1268"/>
  </office:meta>
</office:document-meta>
</file>